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5 stycznia 1992 r.</text:span></text:p>
      <text:p text:style-name="P1"><text:span text:style-name="T2">Minister Finansów Karol Lutkowski:</text:span></text:p>
      <text:p text:style-name="P1"><text:span text:style-name="T1">    Panie Marszałku! Wysoki Sejmie! Transformacja naszej gospodarki w gospodarkę rynkową okazała się, jak wiemy aż nadto dobrze,</text:span><text:bookmark text:name="_GoBack"/><text:span text:style-name="T1"> problemem trudniejszym, niż ktokolwiek mógł się spodziewać na początku. Wystąpiły zwłaszcza opóźnienia w realizacji istotnej części programu, mianowicie programu przekształceń instytucjonalno-własnościowych i strukturalnych.</text:span></text:p>
      <text:p text:style-name="P1"><text:span text:style-name="T1">    Z pewnością na początku realizacji programu transformacji systemowej, szczególnie na samym jej starcie w roku 1990, popełnione zostały błędy, wskutek których ograniczenia finansowe zadziałały mocniej niż zamierzano, bardziej dławiąco. Doszły do tego skutki wstrząsów zewnętrznych, jak załamanie się handlu na obszarze dawnego bloku wschodniego. Nie jest to jednak argument na rzecz generalnego rozluźniania polityki finansowej. Posłużę się może metaforą. Rzecz wygląda trochę tak, jak wtedy gdy ktoś jadąc samochodem wjedzie na niewłaściwą ścieżkę ruchu na autostradzie. Trzeba już przez pewien czas trzymać się kierunku jazdy i nie robić gwałtownych zwrotów. Nawiasem mówiąc, zwrot taki zrobiono w drugiej połowie 1990 r. z motywów jak najszlachetniejszych, z chęci ulżenia narastającym trudnościom społecznym i przeciwdziałania zarysowującej się recesji. Skutek był fatalny. Te tezy poddano już eksperymentalnej próbie. Wynik jest jednoznaczny.</text:span></text:p>
      <text:p text:style-name="P1"><text:span text:style-name="T1">    Wciąż obecne i głębokie są w naszym społeczeństwie oczekiwania inflacyjne, mocno są nadal zakorzenione - jeszcze w zeszłym roku mieliśmy inflację ok. 70% - a więc w tych warunkach nie ma żadnych podstaw do oczekiwania, że pompowanie do gospodarki dodatkowego pieniądza przyniesie ulgę naszym obecnym trudnościom. Z całą pewnością skutek będzie odwrotny do zamierzonego - pogłębiłoby to te trudności.</text:span></text:p>
      <text:p text:style-name="P1"><text:span text:style-name="T1">    Rzeczywiście, prowizorium samo w sobie, jak na to zwrócono już w dyskusji uwagę, nie zawiera i zawierać nie może istotnych elementów polityki antyrecesyjnej. I to nie tylko dlatego, że nie było czasu zrobić nowego prowizorium, czy też dlatego że poprzedni rząd skonstruował takie prowizorium, które gdyby można było, należało przenicować gruntownie i skonstruować jakieś radykalnie inne. Po prostu w istniejących warunkach nie ma żadnego pola manewru. Sposobów powolnego przełamywania recesji szukać trzeba na innym polu, nie w obszarze polityki makrofinansowej, a w każdym razie z pewnością nie głównie tam, lecz przede wszystkim poza tym obszarem, w obszarze przekształceń instytucjonalnych, własnościowych i strukturalnych. Środki działania w tym kierunku zostaną wyłożone w założeniach, nad którymi rząd w tej chwili pracuje. Już teraz trzeba jednak powtórzyć z naciskiem, że byłoby oddawaniem się złudzeniom oczekiwanie, że te środki zadziałają szybko i że budżet państwa również prędko się poprawi. Droga przed nami będzie zapewne długa i trudna.</text:span></text:p>
      <text:p text:style-name="P1"><text:span text:style-name="T1">    W niektórych fazach dyskusji miałem takie odczucie, że jak to często w trudnych sytuacjach bywa, mamy skłonność do dopatrywania się środków ratunku tam, gdzie ich naprawdę nie ma. Trochę tak to chyba było z tym funduszem nauki, który odkryto i w którym dostrzeżono w pewnym momencie jakieś znaczące środki. Wypowiem tu tylko luźny pogląd, bo są tu już pewne formalne propozycje. Pieniądz - trzeba czasem zacząć od uświadomienia sobie rzeczy powszechnie znanych - jest roszczeniem w stosunku do zbiorowości i o ile jednostka może się wzbogacić przez odkrycie gdzieś schowanego czy zapomnianego w zakamarku roszczenia w stosunku do zbiorowości w postaci papierowego pieniądza, to zbiorowość jako </text:span><text:soft-page-break/><text:span text:style-name="T1">całość przez odkrycie zapomnianego funduszu nie staje się wcale bogatsza. Jest to bowiem roszczenie względem siebie samego.</text:span></text:p>
      <text:p text:style-name="P1"><text:span text:style-name="T1">    Trzeba, by dziś istniała w tym Wysokim Zgromadzeniu jasna świadomość, że stoimy na rozwidleniu dróg i pójść możemy albo w kierunku rozwiązań latynoamerykańskich, z poślizgiem w hiperinflację i możliwe załamanie finansowe, albo trudną, ale pewniejszą drogą cierpliwego wychodzenia z kryzysu na gruncie względnej stabilizacji monetarnej.</text:span></text:p>
      <text:p text:style-name="P1"><text:span text:style-name="T1">    W debacie nad prowizorium, obok wielu wypowiedzi przepojonych świadomością trudności i obiektywnych uwarunkowań, pojawiły się również tendencje do powiększania deficytu - czasem w sposób wręcz przerażający, na skalę napawającą lękiem - czy to wprost, przez zmiany w jego układzie i wielkościach, czy to pośrednio, przez próby modyfikacji ustaw towarzyszących. Rząd apeluje jeszcze raz gorąco, w imię najwyższego wspólnego dobra, o przeciwstawienie się tym pokusom.</text:span></text:p>
      <text:p text:style-name="P1"><text:span text:style-name="T1">    Do poszczególnych wniosków mniejszości zgłoszonych w komisjach i wniosków zgłoszonych z sali odnosić się będą - zakładam - przedstawiciele kierownictwa poszczególnych resortów oraz wiceministrowie resortu finansów, z którymi te sprawy uzgodniliśmy. Wystąpienia ich będą szły generalnie w kierunku przekonania i nakłonienia Wysokiej Izby do odrzucenia niebezpiecznych, choć podyktowanych dobrą wolą, propozycji.</text:span></text:p>
      <text:p text:style-name="P1"><text:span text:style-name="T1">    Beztroskie powiększanie deficytu w nadziei, że przyniesie ono ulgę, jest niebezpieczną iluzją. Deficyt ten mógłby być finansowany tylko na dwa sposoby: albo przez emisję pieniądza bez pokrycia, co stanowiłoby ewidentne zarzewie inflacji, albo przez czerpanie z tych skromnych zasobów oszczędności społecznych, jakie są do dyspozycji, a to oznaczałoby odciąganie, absorbowanie tych funduszy dla budżetu, odciąganie ich od inwestorów, podrożenie stopy procentowej; i tak jest to w jakimś zakresie nieuniknione, ale powiększenie deficytu jeszcze bardziej przyczyniłoby się do tego. W ten sposób nastąpiłoby albo - przy obraniu pierwszej drogi - rozpętanie znowu inflacji, albo - przy obraniu drugiej drogi - przez wchłanianie całości lub większości potencjalnych oszczędności wyeliminowanie możliwych inwestycji, które stanowią przecież nadzieję na ożywienie procesów wzrostu gospodarczego. Zresztą ta pierwsza droga, inflacja, też bardzo szybko skończyłaby się zapadnięciem się w jeszcze głębszą depresję, bo przy inflacji przedsiębiorcy oczekują i wymagają bardzo wysokich zysków, żeby przede wszystkim pokryć wysoką stopę procentową, która wtedy byłaby nieuchronna, a także żeby pokryć narzut z tytułu ryzyka, które w warunkach inflacji jest olbrzymie. Z całą pewnością na długą metę stłamsiłoby to proces ożywienia gospodarczego. Dlatego, nie przedłużając tego wystąpienia, jeszcze raz w imieniu rządu gorąco proszę i apeluję o zachowanie w trakcie głosowań w centrum świadomości tego, jak wielka jest stawka, o którą dziś toczy się gra.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58:00</meta:creation-date>
    <dc:date>2013-01-09T14:59:00</dc:date>
    <meta:editing-duration>PT1S</meta:editing-duration>
    <meta:generator>LibreOffice/3.6$Windows_x86 LibreOffice_project/2ef5aff-a6fb0ff-166bdff-cf087ad-0f1389</meta:generator>
    <meta:document-statistic meta:table-count="0" meta:image-count="0" meta:object-count="0" meta:page-count="2" meta:paragraph-count="11" meta:word-count="883" meta:character-count="6409" meta:non-whitespace-character-count="55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